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rotation-align="none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pin (FPGA)</text:p>
          </table:table-cell>
          <table:table-cell office:value-type="string" calcext:value-type="string">
            <text:p>pin (board)</text:p>
          </table:table-cell>
          <table:table-cell office:value-type="string" calcext:value-type="string">
            <text:p>Ztex 2.1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Should be</text:p>
          </table:table-cell>
          <table:table-cell table:number-columns-repeated="2"/>
          <table:table-cell office:value-type="string" calcext:value-type="string">
            <text:p>Prev</text:p>
          </table:table-cell>
        </table:table-row>
        <table:table-row table:style-name="ro1">
          <table:table-cell office:value-type="string" calcext:value-type="string">
            <text:p>HDMI_D2+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27</text:p>
          </table:table-cell>
          <table:table-cell table:style-name="ce2" office:value-type="float" office:value="15.81" calcext:value-type="float">
            <text:p>15,81</text:p>
          </table:table-cell>
          <table:table-cell office:value-type="float" office:value="33.028" calcext:value-type="float">
            <text:p>33,028</text:p>
          </table:table-cell>
          <table:table-cell table:formula="of:=[.D2]+[.E2]" office:value-type="float" office:value="48.838" calcext:value-type="float">
            <text:p>48,838</text:p>
          </table:table-cell>
          <table:table-cell table:formula="of:=[.$F$11]-[.F2]" office:value-type="float" office:value="0" calcext:value-type="float">
            <text:p>0</text:p>
          </table:table-cell>
          <table:table-cell table:formula="of:=[.E2]+[.G2]" office:value-type="float" office:value="33.028" calcext:value-type="float">
            <text:p>33,028</text:p>
          </table:table-cell>
          <table:table-cell table:number-columns-repeated="2"/>
          <table:table-cell office:value-type="float" office:value="64.105" calcext:value-type="float">
            <text:p>64,105</text:p>
          </table:table-cell>
        </table:table-row>
        <table:table-row table:style-name="ro1">
          <table:table-cell office:value-type="string" calcext:value-type="string">
            <text:p>HDMI_D2-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28</text:p>
          </table:table-cell>
          <table:table-cell table:style-name="ce2" office:value-type="float" office:value="16.75" calcext:value-type="float">
            <text:p>16,75</text:p>
          </table:table-cell>
          <table:table-cell office:value-type="float" office:value="32.088" calcext:value-type="float">
            <text:p>32,088</text:p>
          </table:table-cell>
          <table:table-cell table:formula="of:=[.D3]+[.E3]" office:value-type="float" office:value="48.838" calcext:value-type="float">
            <text:p>48,838</text:p>
          </table:table-cell>
          <table:table-cell table:formula="of:=[.$F$11]-[.F3]" office:value-type="float" office:value="0" calcext:value-type="float">
            <text:p>0</text:p>
          </table:table-cell>
          <table:table-cell table:formula="of:=[.E3]+[.G3]" office:value-type="float" office:value="32.088" calcext:value-type="float">
            <text:p>32,088</text:p>
          </table:table-cell>
          <table:table-cell table:number-columns-repeated="2"/>
          <table:table-cell office:value-type="float" office:value="57.775" calcext:value-type="float">
            <text:p>57,775</text:p>
          </table:table-cell>
        </table:table-row>
        <table:table-row table:style-name="ro1">
          <table:table-cell office:value-type="string" calcext:value-type="string">
            <text:p>HDMI_D1+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D27</text:p>
          </table:table-cell>
          <table:table-cell table:style-name="ce2" office:value-type="float" office:value="17.29" calcext:value-type="float">
            <text:p>17,29</text:p>
          </table:table-cell>
          <table:table-cell office:value-type="float" office:value="31.548" calcext:value-type="float">
            <text:p>31,548</text:p>
          </table:table-cell>
          <table:table-cell table:formula="of:=[.D4]+[.E4]" office:value-type="float" office:value="48.838" calcext:value-type="float">
            <text:p>48,838</text:p>
          </table:table-cell>
          <table:table-cell table:formula="of:=[.$F$11]-[.F4]" office:value-type="float" office:value="0" calcext:value-type="float">
            <text:p>0</text:p>
          </table:table-cell>
          <table:table-cell table:formula="of:=[.E4]+[.G4]" office:value-type="float" office:value="31.548" calcext:value-type="float">
            <text:p>31,548</text:p>
          </table:table-cell>
          <table:table-cell table:number-columns-repeated="2"/>
          <table:table-cell office:value-type="float" office:value="64.819" calcext:value-type="float">
            <text:p>64,819</text:p>
          </table:table-cell>
        </table:table-row>
        <table:table-row table:style-name="ro1">
          <table:table-cell office:value-type="string" calcext:value-type="string">
            <text:p>HDMI_D1-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D28</text:p>
          </table:table-cell>
          <table:table-cell table:style-name="ce2" office:value-type="float" office:value="18.35" calcext:value-type="float">
            <text:p>18,35</text:p>
          </table:table-cell>
          <table:table-cell office:value-type="float" office:value="30.488" calcext:value-type="float">
            <text:p>30,488</text:p>
          </table:table-cell>
          <table:table-cell table:formula="of:=[.D5]+[.E5]" office:value-type="float" office:value="48.838" calcext:value-type="float">
            <text:p>48,838</text:p>
          </table:table-cell>
          <table:table-cell table:formula="of:=[.$F$11]-[.F5]" office:value-type="float" office:value="0" calcext:value-type="float">
            <text:p>0</text:p>
          </table:table-cell>
          <table:table-cell table:formula="of:=[.E5]+[.G5]" office:value-type="float" office:value="30.488" calcext:value-type="float">
            <text:p>30,488</text:p>
          </table:table-cell>
          <table:table-cell table:number-columns-repeated="2"/>
          <table:table-cell office:value-type="float" office:value="62.819" calcext:value-type="float">
            <text:p>62,819</text:p>
          </table:table-cell>
        </table:table-row>
        <table:table-row table:style-name="ro1">
          <table:table-cell office:value-type="string" calcext:value-type="string">
            <text:p>HDMI_D0+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C30</text:p>
          </table:table-cell>
          <table:table-cell table:style-name="ce2" office:value-type="float" office:value="20.19" calcext:value-type="float">
            <text:p>20,19</text:p>
          </table:table-cell>
          <table:table-cell office:value-type="float" office:value="28.648" calcext:value-type="float">
            <text:p>28,648</text:p>
          </table:table-cell>
          <table:table-cell table:formula="of:=[.D6]+[.E6]" office:value-type="float" office:value="48.838" calcext:value-type="float">
            <text:p>48,838</text:p>
          </table:table-cell>
          <table:table-cell table:formula="of:=[.$F$11]-[.F6]" office:value-type="float" office:value="0" calcext:value-type="float">
            <text:p>0</text:p>
          </table:table-cell>
          <table:table-cell table:formula="of:=[.E6]+[.G6]" office:value-type="float" office:value="28.648" calcext:value-type="float">
            <text:p>28,648</text:p>
          </table:table-cell>
          <table:table-cell table:number-columns-repeated="2"/>
          <table:table-cell office:value-type="float" office:value="55.571" calcext:value-type="float">
            <text:p>55,571</text:p>
          </table:table-cell>
        </table:table-row>
        <table:table-row table:style-name="ro1">
          <table:table-cell office:value-type="string" calcext:value-type="string">
            <text:p>HDMI_D0-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29</text:p>
          </table:table-cell>
          <table:table-cell table:style-name="ce2" office:value-type="float" office:value="18.52" calcext:value-type="float">
            <text:p>18,52</text:p>
          </table:table-cell>
          <table:table-cell office:value-type="float" office:value="30.318" calcext:value-type="float">
            <text:p>30,318</text:p>
          </table:table-cell>
          <table:table-cell table:formula="of:=[.D7]+[.E7]" office:value-type="float" office:value="48.838" calcext:value-type="float">
            <text:p>48,838</text:p>
          </table:table-cell>
          <table:table-cell table:formula="of:=[.$F$11]-[.F7]" office:value-type="float" office:value="0" calcext:value-type="float">
            <text:p>0</text:p>
          </table:table-cell>
          <table:table-cell table:formula="of:=[.E7]+[.G7]" office:value-type="float" office:value="30.318" calcext:value-type="float">
            <text:p>30,318</text:p>
          </table:table-cell>
          <table:table-cell table:number-columns-repeated="2"/>
          <table:table-cell office:value-type="float" office:value="50.731" calcext:value-type="float">
            <text:p>50,731</text:p>
          </table:table-cell>
        </table:table-row>
        <table:table-row table:style-name="ro1">
          <table:table-cell office:value-type="string" calcext:value-type="string">
            <text:p>HDMI_CLK+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30</text:p>
          </table:table-cell>
          <table:table-cell table:style-name="ce2" office:value-type="float" office:value="22.14" calcext:value-type="float">
            <text:p>22,14</text:p>
          </table:table-cell>
          <table:table-cell office:value-type="float" office:value="26.698" calcext:value-type="float">
            <text:p>26,698</text:p>
          </table:table-cell>
          <table:table-cell table:formula="of:=[.D8]+[.E8]" office:value-type="float" office:value="48.838" calcext:value-type="float">
            <text:p>48,838</text:p>
          </table:table-cell>
          <table:table-cell table:formula="of:=[.$F$11]-[.F8]" office:value-type="float" office:value="0" calcext:value-type="float">
            <text:p>0</text:p>
          </table:table-cell>
          <table:table-cell table:formula="of:=[.E8]+[.G8]" office:value-type="float" office:value="26.698" calcext:value-type="float">
            <text:p>26,698</text:p>
          </table:table-cell>
          <table:table-cell table:number-columns-repeated="2"/>
          <table:table-cell office:value-type="float" office:value="50.299" calcext:value-type="float">
            <text:p>50,299</text:p>
          </table:table-cell>
        </table:table-row>
        <table:table-row table:style-name="ro1">
          <table:table-cell office:value-type="string" calcext:value-type="string">
            <text:p>HDMI_CLK-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D29</text:p>
          </table:table-cell>
          <table:table-cell table:style-name="ce2" office:value-type="float" office:value="20.28" calcext:value-type="float">
            <text:p>20,28</text:p>
          </table:table-cell>
          <table:table-cell office:value-type="float" office:value="28.558" calcext:value-type="float">
            <text:p>28,558</text:p>
          </table:table-cell>
          <table:table-cell table:formula="of:=[.D9]+[.E9]" office:value-type="float" office:value="48.838" calcext:value-type="float">
            <text:p>48,838</text:p>
          </table:table-cell>
          <table:table-cell table:formula="of:=[.$F$11]-[.F9]" office:value-type="float" office:value="0" calcext:value-type="float">
            <text:p>0</text:p>
          </table:table-cell>
          <table:table-cell table:formula="of:=[.E9]+[.G9]" office:value-type="float" office:value="28.558" calcext:value-type="float">
            <text:p>28,558</text:p>
          </table:table-cell>
          <table:table-cell table:number-columns-repeated="2"/>
          <table:table-cell office:value-type="float" office:value="49.619" calcext:value-type="float">
            <text:p>49,6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MAX([.F2:.F9])" office:value-type="float" office:value="48.838" calcext:value-type="float">
            <text:p>48,838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MOD-56-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26</text:p>
          </table:table-cell>
          <table:table-cell table:style-name="ce2" office:value-type="float" office:value="15.93" calcext:value-type="float">
            <text:p>15,93</text:p>
          </table:table-cell>
          <table:table-cell office:value-type="float" office:value="70.215" calcext:value-type="float">
            <text:p>70,215</text:p>
          </table:table-cell>
          <table:table-cell table:formula="of:=[.D15]+[.E15]" office:value-type="float" office:value="86.145" calcext:value-type="float">
            <text:p>86,145</text:p>
          </table:table-cell>
          <table:table-cell table:formula="of:=[.$F$24]-[.F15]" office:value-type="float" office:value="0" calcext:value-type="float">
            <text:p>0</text:p>
          </table:table-cell>
          <table:table-cell table:formula="of:=[.E15]+[.G15]" office:value-type="float" office:value="70.215" calcext:value-type="float">
            <text:p>70,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56+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25</text:p>
          </table:table-cell>
          <table:table-cell table:style-name="ce2" office:value-type="float" office:value="14.18" calcext:value-type="float">
            <text:p>14,18</text:p>
          </table:table-cell>
          <table:table-cell office:value-type="float" office:value="71.965" calcext:value-type="float">
            <text:p>71,965</text:p>
          </table:table-cell>
          <table:table-cell table:formula="of:=[.D16]+[.E16]" office:value-type="float" office:value="86.145" calcext:value-type="float">
            <text:p>86,145</text:p>
          </table:table-cell>
          <table:table-cell table:formula="of:=[.$F$24]-[.F16]" office:value-type="float" office:value="0" calcext:value-type="float">
            <text:p>0</text:p>
          </table:table-cell>
          <table:table-cell table:formula="of:=[.E16]+[.G16]" office:value-type="float" office:value="71.965" calcext:value-type="float">
            <text:p>71,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78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24</text:p>
          </table:table-cell>
          <table:table-cell table:style-name="ce2" office:value-type="float" office:value="12.91" calcext:value-type="float">
            <text:p>12,91</text:p>
          </table:table-cell>
          <table:table-cell office:value-type="float" office:value="73.235" calcext:value-type="float">
            <text:p>73,235</text:p>
          </table:table-cell>
          <table:table-cell table:formula="of:=[.D17]+[.E17]" office:value-type="float" office:value="86.145" calcext:value-type="float">
            <text:p>86,145</text:p>
          </table:table-cell>
          <table:table-cell table:formula="of:=[.$F$24]-[.F17]" office:value-type="float" office:value="0" calcext:value-type="float">
            <text:p>0</text:p>
          </table:table-cell>
          <table:table-cell table:formula="of:=[.E17]+[.G17]" office:value-type="float" office:value="73.235" calcext:value-type="float">
            <text:p>73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78+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23</text:p>
          </table:table-cell>
          <table:table-cell table:style-name="ce2" office:value-type="float" office:value="11.52" calcext:value-type="float">
            <text:p>11,52</text:p>
          </table:table-cell>
          <table:table-cell office:value-type="float" office:value="74.625" calcext:value-type="float">
            <text:p>74,625</text:p>
          </table:table-cell>
          <table:table-cell table:formula="of:=[.D18]+[.E18]" office:value-type="float" office:value="86.145" calcext:value-type="float">
            <text:p>86,145</text:p>
          </table:table-cell>
          <table:table-cell table:formula="of:=[.$F$24]-[.F18]" office:value-type="float" office:value="0" calcext:value-type="float">
            <text:p>0</text:p>
          </table:table-cell>
          <table:table-cell table:formula="of:=[.E18]+[.G18]" office:value-type="float" office:value="74.625" calcext:value-type="float">
            <text:p>74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910-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22</text:p>
          </table:table-cell>
          <table:table-cell table:style-name="ce2" office:value-type="float" office:value="13.62" calcext:value-type="float">
            <text:p>13,62</text:p>
          </table:table-cell>
          <table:table-cell office:value-type="float" office:value="72.525" calcext:value-type="float">
            <text:p>72,525</text:p>
          </table:table-cell>
          <table:table-cell table:formula="of:=[.D19]+[.E19]" office:value-type="float" office:value="86.145" calcext:value-type="float">
            <text:p>86,145</text:p>
          </table:table-cell>
          <table:table-cell table:formula="of:=[.$F$24]-[.F19]" office:value-type="float" office:value="0" calcext:value-type="float">
            <text:p>0</text:p>
          </table:table-cell>
          <table:table-cell table:formula="of:=[.E19]+[.G19]" office:value-type="float" office:value="72.525" calcext:value-type="float">
            <text:p>72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910+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21</text:p>
          </table:table-cell>
          <table:table-cell table:style-name="ce2" office:value-type="float" office:value="14.73" calcext:value-type="float">
            <text:p>14,73</text:p>
          </table:table-cell>
          <table:table-cell office:value-type="float" office:value="71.415" calcext:value-type="float">
            <text:p>71,415</text:p>
          </table:table-cell>
          <table:table-cell table:formula="of:=[.D20]+[.E20]" office:value-type="float" office:value="86.145" calcext:value-type="float">
            <text:p>86,145</text:p>
          </table:table-cell>
          <table:table-cell table:formula="of:=[.$F$24]-[.F20]" office:value-type="float" office:value="0" calcext:value-type="float">
            <text:p>0</text:p>
          </table:table-cell>
          <table:table-cell table:formula="of:=[.E20]+[.G20]" office:value-type="float" office:value="71.415" calcext:value-type="float">
            <text:p>71,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1112-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20</text:p>
          </table:table-cell>
          <table:table-cell table:style-name="ce2" office:value-type="float" office:value="17.59" calcext:value-type="float">
            <text:p>17,59</text:p>
          </table:table-cell>
          <table:table-cell office:value-type="float" office:value="68.555" calcext:value-type="float">
            <text:p>68,555</text:p>
          </table:table-cell>
          <table:table-cell table:formula="of:=[.D21]+[.E21]" office:value-type="float" office:value="86.145" calcext:value-type="float">
            <text:p>86,145</text:p>
          </table:table-cell>
          <table:table-cell table:formula="of:=[.$F$24]-[.F21]" office:value-type="float" office:value="0" calcext:value-type="float">
            <text:p>0</text:p>
          </table:table-cell>
          <table:table-cell table:formula="of:=[.E21]+[.G21]" office:value-type="float" office:value="68.555" calcext:value-type="float">
            <text:p>68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OD-1112+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D19</text:p>
          </table:table-cell>
          <table:table-cell office:value-type="float" office:value="19.51" calcext:value-type="float">
            <text:p>19,51</text:p>
          </table:table-cell>
          <table:table-cell office:value-type="float" office:value="66.635" calcext:value-type="float">
            <text:p>66,635</text:p>
          </table:table-cell>
          <table:table-cell table:formula="of:=[.D22]+[.E22]" office:value-type="float" office:value="86.145" calcext:value-type="float">
            <text:p>86,145</text:p>
          </table:table-cell>
          <table:table-cell table:formula="of:=[.$F$24]-[.F22]" office:value-type="float" office:value="0" calcext:value-type="float">
            <text:p>0</text:p>
          </table:table-cell>
          <table:table-cell table:formula="of:=[.E22]+[.G22]" office:value-type="float" office:value="66.635" calcext:value-type="float">
            <text:p>66,63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MAX([.F15:.F22])" office:value-type="float" office:value="86.145" calcext:value-type="float">
            <text:p>86,14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.13 pin -&gt; trace length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A3</text:p>
          </table:table-cell>
          <table:table-cell office:value-type="float" office:value="47.94" calcext:value-type="float">
            <text:p>47,9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0.82" calcext:value-type="float">
            <text:p>50,8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9.92" calcext:value-type="float">
            <text:p>49,9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46.16" calcext:value-type="float">
            <text:p>46,1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41.01" calcext:value-type="float">
            <text:p>41,0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36.34" calcext:value-type="float">
            <text:p>36,3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35.18" calcext:value-type="float">
            <text:p>35,18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31.47" calcext:value-type="float">
            <text:p>31,47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9.79" calcext:value-type="float">
            <text:p>29,7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8.44" calcext:value-type="float">
            <text:p>28,4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25.47" calcext:value-type="float">
            <text:p>25,47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33.51" calcext:value-type="float">
            <text:p>33,51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19.12" calcext:value-type="float">
            <text:p>19,12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16.11" calcext:value-type="float">
            <text:p>16,11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12.52" calcext:value-type="float">
            <text:p>12,52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11.42" calcext:value-type="float">
            <text:p>11,42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16.17" calcext:value-type="float">
            <text:p>16,17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18.84" calcext:value-type="float">
            <text:p>18,84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14.67" calcext:value-type="float">
            <text:p>14,67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17.14" calcext:value-type="float">
            <text:p>17,14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22.76" calcext:value-type="float">
            <text:p>22,76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23.12" calcext:value-type="float">
            <text:p>23,12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26.67" calcext:value-type="float">
            <text:p>26,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7.46" calcext:value-type="float">
            <text:p>47,4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50.53" calcext:value-type="float">
            <text:p>50,5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3.56" calcext:value-type="float">
            <text:p>43,56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41.18" calcext:value-type="float">
            <text:p>41,18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8.13" calcext:value-type="float">
            <text:p>38,13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55" calcext:value-type="float">
            <text:p>33,55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6.76" calcext:value-type="float">
            <text:p>26,76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23.54" calcext:value-type="float">
            <text:p>23,54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21.66" calcext:value-type="float">
            <text:p>21,66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float" office:value="9.37" calcext:value-type="float">
            <text:p>9,37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float" office:value="11.32" calcext:value-type="float">
            <text:p>11,32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office:value-type="float" office:value="10.64" calcext:value-type="float">
            <text:p>10,64</text:p>
          </table:table-cell>
        </table:table-row>
        <table:table-row table:style-name="ro1">
          <table:table-cell office:value-type="string" calcext:value-type="string">
            <text:p>B27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string" calcext:value-type="string">
            <text:p>B28</text:p>
          </table:table-cell>
          <table:table-cell office:value-type="float" office:value="16.13" calcext:value-type="float">
            <text:p>16,13</text:p>
          </table:table-cell>
        </table:table-row>
        <table:table-row table:style-name="ro1">
          <table:table-cell office:value-type="string" calcext:value-type="string">
            <text:p>B29</text:p>
          </table:table-cell>
          <table:table-cell office:value-type="float" office:value="18.45" calcext:value-type="float">
            <text:p>18,45</text:p>
          </table:table-cell>
        </table:table-row>
        <table:table-row table:style-name="ro1">
          <table:table-cell office:value-type="string" calcext:value-type="string">
            <text:p>B30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8.06" calcext:value-type="float">
            <text:p>48,06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0.42" calcext:value-type="float">
            <text:p>50,4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4.03" calcext:value-type="float">
            <text:p>44,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40.65" calcext:value-type="float">
            <text:p>40,6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42.83" calcext:value-type="float">
            <text:p>42,8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40.83" calcext:value-type="float">
            <text:p>40,8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29.53" calcext:value-type="float">
            <text:p>29,5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8.85" calcext:value-type="float">
            <text:p>28,8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2.23" calcext:value-type="float">
            <text:p>22,2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29.19" calcext:value-type="float">
            <text:p>29,19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5.66" calcext:value-type="float">
            <text:p>15,66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3.54" calcext:value-type="float">
            <text:p>13,54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3.92" calcext:value-type="float">
            <text:p>13,9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8.85" calcext:value-type="float">
            <text:p>8,8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0.91" calcext:value-type="float">
            <text:p>10,9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15.81" calcext:value-type="float">
            <text:p>15,8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6.75" calcext:value-type="float">
            <text:p>16,7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18.52" calcext:value-type="float">
            <text:p>18,5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float" office:value="20.19" calcext:value-type="float">
            <text:p>20,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48.26" calcext:value-type="float">
            <text:p>48,2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47.25" calcext:value-type="float">
            <text:p>47,2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44.17" calcext:value-type="float">
            <text:p>44,1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40.07" calcext:value-type="float">
            <text:p>40,07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3.24" calcext:value-type="float">
            <text:p>43,2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6.91" calcext:value-type="float">
            <text:p>36,9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31.28" calcext:value-type="float">
            <text:p>31,2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23.76" calcext:value-type="float">
            <text:p>23,7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19.51" calcext:value-type="float">
            <text:p>19,51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17.59" calcext:value-type="float">
            <text:p>17,59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14.73" calcext:value-type="float">
            <text:p>14,73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3.62" calcext:value-type="float">
            <text:p>13,62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12.91" calcext:value-type="float">
            <text:p>12,91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4.18" calcext:value-type="float">
            <text:p>14,18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15.93" calcext:value-type="float">
            <text:p>15,93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float" office:value="17.29" calcext:value-type="float">
            <text:p>17,29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18.35" calcext:value-type="float">
            <text:p>18,35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float" office:value="20.28" calcext:value-type="float">
            <text:p>20,28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float" office:value="22.14" calcext:value-type="float">
            <text:p>22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/>
      <number:text> "</number:text>
    </number:number-style>
    <number:number-style style:name="N112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3:09:20.755745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3:20:56.903939535</meta:creation-date>
    <dc:date>2023-09-19T13:36:16.075812082</dc:date>
    <meta:editing-duration>PT5H28M34S</meta:editing-duration>
    <meta:editing-cycles>62</meta:editing-cycles>
    <meta:generator>LibreOffice/6.1.5.2$Linux_X86_64 LibreOffice_project/10$Build-2</meta:generator>
    <meta:document-statistic meta:table-count="2" meta:cell-count="347" meta:object-count="0"/>
  </office:meta>
</office:document-meta>
</file>